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68mm" style:rel-column-width="26212*"/>
    </style:style>
    <style:style style:name="Tabelle1.B" style:family="table-column">
      <style:table-column-properties style:column-width="51.01mm" style:rel-column-width="19664*"/>
    </style:style>
    <style:style style:name="Tabelle1.C" style:family="table-column">
      <style:table-column-properties style:column-width="50.99mm" style:rel-column-width="19659*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68mm" style:rel-column-width="26212*"/>
    </style:style>
    <style:style style:name="Tabelle2.B" style:family="table-column">
      <style:table-column-properties style:column-width="51.01mm" style:rel-column-width="19664*"/>
    </style:style>
    <style:style style:name="Tabelle2.C" style:family="table-column">
      <style:table-column-properties style:column-width="50.99mm" style:rel-column-width="19659*"/>
    </style:style>
    <style:style style:name="Tabelle2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56.67mm" style:rel-column-width="21845*"/>
    </style:style>
    <style:style style:name="Tabelle3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text-properties style:font-name="Arial" officeooo:paragraph-rsid="0003e253"/>
    </style:style>
    <style:style style:name="P6" style:family="paragraph" style:parent-style-name="Standard" style:master-page-name="">
      <style:paragraph-properties style:page-number="auto" fo:padding="0m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text:display="none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 style:parent-style-name="Table_20_Contents">
      <style:text-properties style:font-name="Arial" officeooo:paragraph-rsid="0009ef3b"/>
    </style:style>
    <style:style style:name="P11" style:family="paragraph">
      <style:paragraph-properties style:text-autospace="none"/>
    </style:style>
    <style:style style:name="P1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0%" fo:padding="0mm" fo:border="none" style:shadow="none" draw:shadow-opacity="100%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73442632" text:id="ct173442632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87007432" text:id="ct187007432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81558768" text:id="ct181558768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85272832" text:id="ct185272832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79513792" text:id="ct179513792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89971272" text:id="ct18997127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88588288" text:id="ct188588288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89111520" text:id="ct189111520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89593048" text:id="ct189593048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90003344" text:id="ct190003344">
          <text:insertion>
            <office:change-info>
              <dc:creator>Gerd Xhonneux</dc:creator>
              <dc:date>2011-01-11T08:53:00</dc:date>
            </office:change-info>
          </text:insertion>
        </text:changed-region>
        <text:changed-region xml:id="ct190885368" text:id="ct190885368">
          <text:insertion>
            <office:change-info>
              <dc:creator>Gerd Xhonneux</dc:creator>
              <dc:date>2011-01-11T08:57:00</dc:date>
            </office:change-info>
          </text:insertion>
        </text:changed-region>
        <text:changed-region xml:id="ct183550496" text:id="ct183550496">
          <text:insertion>
            <office:change-info>
              <dc:creator>Luc Saffre</dc:creator>
              <dc:date>2011-06-22T18:24:00</dc:date>
            </office:change-info>
          </text:insertion>
        </text:changed-region>
        <text:changed-region xml:id="ct189567648" text:id="ct189567648">
          <text:insertion>
            <office:change-info>
              <dc:creator>Gerd Xhonneux</dc:creator>
              <dc:date>2011-02-18T09:34:00</dc:date>
            </office:change-info>
          </text:insertion>
        </text:changed-region>
        <text:changed-region xml:id="ct188126688" text:id="ct188126688">
          <text:insertion>
            <office:change-info>
              <dc:creator>Gerd Xhonneux</dc:creator>
              <dc:date>2011-02-18T09:35:00</dc:date>
            </office:change-info>
          </text:insertion>
        </text:changed-region>
        <text:changed-region xml:id="ct189215752" text:id="ct189215752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88863656" text:id="ct188863656">
          <text:insertion>
            <office:change-info>
              <dc:creator>Luc Saffre</dc:creator>
              <dc:date>2011-11-29T16:45:00</dc:date>
            </office:change-info>
          </text:insertion>
        </text:changed-region>
        <text:changed-region xml:id="ct184598088" text:id="ct184598088">
          <text:insertion>
            <office:change-info>
              <dc:creator>Luc Saffre</dc:creator>
              <dc:date>2011-11-18T0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onditional-text text:condition="ooow:true" text:string-value-if-true="&quot;self.type&quot;" text:string-value-if-false="">self.type</text:conditional-text></text:p>
      <text:p text:style-name="P1"/>
      <text:p text:style-name="P1"/>
      <text:p text:style-name="P1"/>
      <text:p text:style-name="P6">Personalien</text:p>
      <text:p text:style-name="P3"><draw:frame draw:style-name="fr1" draw:name="Rahmen1" text:anchor-type="char" svg:x="134.2mm" svg:y="0.3mm" svg:width="36mm" svg:height="47.11mm" draw:z-index="0"><draw:text-box><text:p text:style-name="P4"><office:annotation><dc:creator>Gerd Xhonneux</dc:creator><dc:date>2011-01-07T09:07:35</dc:date><text:p text:style-name="P11"><text:span text:style-name="T2">do text </text:span></text:p><text:p text:style-name="P11"><text:span text:style-name="T2">from document(at=self.owner.get_image_path(),anchor="as-char")</text:span></text:p></office:annotation></text:p></draw:text-box></draw:frame></text:p>
      <text:p text:style-name="P1"><text:conditional-text text:condition="ooow:true" text:string-value-if-true="&quot;this.owner.get_full_name(nominative=True)&quot;" text:string-value-if-false="">this.owner.get_full_name(nominative=True)</text:conditional-text> </text:p>
      <text:p text:style-name="P1"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s/><text:conditional-text text:condition="ooow:true" text:string-value-if-true="&quot;this.owner.street_box&quot;" text:string-value-if-false="">this.owner.street_box</text:conditional-text></text:p>
      <text:p text:style-name="P1"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 </text:p>
      <text:p text:style-name="P1"/>
      <text:p text:style-name="P5"><office:annotation><dc:creator>Luc Saffre</dc:creator><dc:date>2011-11-18T09:25:52</dc:date><text:p text:style-name="P12"><text:span text:style-name="T3">do text if this.owner.phone</text:span></text:p></office:annotation>Telefon: <text:conditional-text text:condition="ooow:true" text:string-value-if-true="&quot;this.owner.phone&quot;" text:string-value-if-false="">this.owner.phone</text:conditional-text></text:p>
      <text:p text:style-name="P5"><office:annotation><dc:creator>Luc Saffre</dc:creator><dc:date>2011-11-18T09:26:11</dc:date><text:p text:style-name="P12"><text:span text:style-name="T2">do text if this.owner.gsm</text:span></text:p></office:annotation>Handy: <text:conditional-text text:condition="ooow:true" text:string-value-if-true="&quot;this.owner.gsm&quot;" text:string-value-if-false="">this.owner.gsm</text:conditional-text></text:p>
      <text:p text:style-name="P1">E-<office:annotation><dc:creator>Luc Saffre</dc:creator><dc:date>2011-11-18T09:26:21</dc:date><text:p text:style-name="P12"><text:span text:style-name="T2">do text if this.owner.email</text:span></text:p></office:annotation>Mail: <text:conditional-text text:condition="ooow:true" text:string-value-if-true="&quot;this.owner.email&quot;" text:string-value-if-false="">this.owner.email</text:conditional-text></text:p>
      <text:p text:style-name="P1"/>
      <text:p text:style-name="P1">Geboren am <text:conditional-text text:condition="ooow:true" text:string-value-if-true="&quot;fds(this.owner.birth_date)&quot;" text:string-value-if-false="">fds(this.owner.birth_date)</text:conditional-text> in <text:conditional-text text:condition="ooow:true" text:string-value-if-true="&quot;this.owner.birth_place&quot;" text:string-value-if-false="">this.owner.birth_place</text:conditional-text> (<text:conditional-text text:condition="ooow:true" text:string-value-if-true="&quot;this.owner.birth_country&quot;" text:string-value-if-false="">this.owner.birth_country</text:conditional-text>)</text:p>
      <text:p text:style-name="P1"/>
      <text:p text:style-name="P1"><text:change-start text:change-id="ct173442632"/>pp.property<text:change-end text:change-id="ct173442632"/> :<office:annotation><dc:creator>Luc Saffre</dc:creator><dc:date>2011-11-18T08:33:09</dc:date><text:p text:style-name="P12"><text:span text:style-name="T3">do text for pp in list(this.owner.properties_list(6,24,25))</text:span></text:p><text:p text:style-name="P12"><text:span text:style-name="T3"/></text:p></office:annotation><text:change-start text:change-id="ct187007432"/> pp<text:change-end text:change-id="ct187007432"/> <text:change-start text:change-id="ct181558768"/>iif(pp.remark,pp.remark ,"")<text:change-end text:change-id="ct181558768"/></text:p>
      <text:p text:style-name="P1"/>
      <text:p text:style-name="P6">Schulischer Werdegang und Berufliche Ausbild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Von</text:p>
          </table:table-cell>
          <table:table-cell table:style-name="Tabelle1.A1" office:value-type="string">
            <text:p text:style-name="P8">Was</text:p>
          </table:table-cell>
          <table:table-cell table:style-name="Tabelle1.A1" office:value-type="string">
            <text:p text:style-name="P8">Wo</text:p>
          </table:table-cell>
        </table:table-row>
        <table:table-row>
          <table:table-cell table:style-name="Tabelle1.A1" office:value-type="string">
            <text:p text:style-name="P7"><text:conditional-text text:condition="ooow:true" text:string-value-if-true="&quot;fdmy(row.start_date)&quot;" text:string-value-if-false="">fdmy(row.start_date)</text:conditional-text> - <text:conditional-text text:condition="ooow:true" text:string-value-if-true="&quot;fdmy(row.end_date)&quot;" text:string-value-if-false="">fdmy(row.end_date)</text:conditional-text></text:p>
          </table:table-cell>
          <table:table-cell table:style-name="Tabelle1.A1" office:value-type="string">
            <text:p text:style-name="P7"><text:change-start text:change-id="ct185272832"/>row.type<text:change-end text:change-id="ct185272832"/> <text:change-start text:change-id="ct179513792"/>row.content<text:change-end text:change-id="ct179513792"/> </text:p>
          </table:table-cell>
          <table:table-cell table:style-name="Tabelle1.A1" office:value-type="string">
            <text:p text:style-name="P10"><text:change-start text:change-id="ct189971272"/>row.school<text:change-end text:change-id="ct189971272"/> <text:change-start text:change-id="ct188588288"/>row.city<text:change-end text:change-id="ct188588288"/> <office:annotation><dc:creator>Luc Saffre</dc:creator><dc:date>2011-06-15T21:28:05</dc:date><text:p text:style-name="P12"><text:span text:style-name="T2">do row for row in this.owner.study_set.reverse()</text:span></text:p></office:annotation></text:p>
          </table:table-cell>
        </table:table-row>
      </table:table>
      <text:p text:style-name="P1"/>
      <text:p text:style-name="P1"/>
      <text:p text:style-name="P6">Berufliche Erfahrungen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8">Von</text:p>
          </table:table-cell>
          <table:table-cell table:style-name="Tabelle2.A1" office:value-type="string">
            <text:p text:style-name="P8">Wo</text:p>
          </table:table-cell>
          <table:table-cell table:style-name="Tabelle2.A1" office:value-type="string">
            <text:p text:style-name="P8">Was</text:p>
          </table:table-cell>
        </table:table-row>
        <table:table-row>
          <table:table-cell table:style-name="Tabelle2.A1" office:value-type="string">
            <text:p text:style-name="P7"><text:conditional-text text:condition="ooow:true" text:string-value-if-true="&quot;fdmy(row.start_date)&quot;" text:string-value-if-false="">fdmy(row.start_date)</text:conditional-text> - <text:conditional-text text:condition="ooow:true" text:string-value-if-true="&quot;fdmy(row.end_date)&quot;" text:string-value-if-false="">fdmy(row.end_date)</text:conditional-text></text:p>
          </table:table-cell>
          <table:table-cell table:style-name="Tabelle2.A1" office:value-type="string">
            <text:p text:style-name="P7"><text:change-start text:change-id="ct189111520"/>row.company<text:change-end text:change-id="ct189111520"/> <text:change-start text:change-id="ct189593048"/>row.country<text:change-end text:change-id="ct189593048"/> </text:p>
          </table:table-cell>
          <table:table-cell table:style-name="Tabelle2.A1" office:value-type="string">
            <text:p text:style-name="P7"><text:change-start text:change-id="ct190003344"/>row.title<text:change-end text:change-id="ct190003344"/> <office:annotation><dc:creator>Luc Saffre</dc:creator><dc:date>2011-06-15T21:28:05</dc:date><text:p text:style-name="P12"><text:span text:style-name="T2">do row for row in this.owner.experience_set.reverse()</text:span></text:p></office:annotation></text:p>
          </table:table-cell>
        </table:table-row>
      </table:table>
      <text:p text:style-name="P1"/>
      <text:p text:style-name="P1"/>
      <text:p text:style-name="P6">Sprachkenntnisse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>Wort</text:p>
          </table:table-cell>
          <table:table-cell table:style-name="Tabelle3.A1" office:value-type="string">
            <text:p text:style-name="P9">Schrift</text:p>
          </table:table-cell>
        </table:table-row>
        <table:table-row>
          <table:table-cell table:style-name="Tabelle3.A1" office:value-type="string">
            <text:p text:style-name="P9"><text:change-start text:change-id="ct190885368"/>row.language<text:change-end text:change-id="ct190885368"/> <text:change-start text:change-id="ct183550496"/><text:span text:style-name="T1">iif(row.native," (Muttersprache)","")</text:span><text:change-end text:change-id="ct183550496"/></text:p>
          </table:table-cell>
          <table:table-cell table:style-name="Tabelle3.A1" office:value-type="string">
            <text:p text:style-name="P7"><text:change-start text:change-id="ct189567648"/>row.spoken<text:change-end text:change-id="ct189567648"/></text:p>
          </table:table-cell>
          <table:table-cell table:style-name="Tabelle3.A1" office:value-type="string">
            <text:p text:style-name="P7"><text:change-start text:change-id="ct188126688"/>row.written<text:change-end text:change-id="ct188126688"/> <office:annotation><dc:creator>Luc Saffre</dc:creator><dc:date>2011-06-22T18:13:21</dc:date><text:p text:style-name="P12"><text:span text:style-name="T2">do row for row in this.owner.languageknowledge_set.all()</text:span></text:p></office:annotation></text:p>
          </table:table-cell>
        </table:table-row>
      </table:table>
      <text:p text:style-name="P1"/>
      <text:p text:style-name="P1"/>
      <text:p text:style-name="P6">Sonstiges</text:p>
      <text:p text:style-name="P1"/>
      <text:p text:style-name="P1"><text:change-start text:change-id="ct189215752"/>pp.property<text:change-end text:change-id="ct189215752"/> :<office:annotation><dc:creator>Luc Saffre</dc:creator><dc:date>2011-11-18T08:33:09</dc:date><text:p text:style-name="P12"><text:span text:style-name="T3">do text for pp in list(this.owner.properties_list(68,35))</text:span></text:p><text:p text:style-name="P12"><text:span text:style-name="T3"/></text:p></office:annotation> <text:change-start text:change-id="ct188863656"/>pp<text:change-end text:change-id="ct188863656"/> <text:change-start text:change-id="ct184598088"/>iif(pp.remark,"("+pp.remark+")" ,"")<text:change-end text:change-id="ct184598088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5-05-26T18:26:30.606941300</dc:date>
    <dc:creator>Luc Saffre</dc:creator>
    <meta:editing-duration>PT9H15M17S</meta:editing-duration>
    <meta:editing-cycles>80</meta:editing-cycles>
    <meta:generator>LibreOffice/4.2.8.2$Linux_x86 LibreOffice_project/420m0$Build-2</meta:generator>
    <meta:document-statistic meta:table-count="3" meta:image-count="0" meta:object-count="0" meta:page-count="1" meta:paragraph-count="27" meta:word-count="59" meta:character-count="751" meta:non-whitespace-character-count="710"/>
  </office:meta>
</office:document-meta>
</file>